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0FEB392CE23.svm" manifest:media-type=""/>
  <manifest:file-entry manifest:full-path="Pictures/20000001000001CD0000013910D07345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1850000013512CF3314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1000001D100000139610F6E39.svm" manifest:media-type=""/>
  <manifest:file-entry manifest:full-path="Pictures/100002010000003800000047C56AA3D8.png" manifest:media-type="image/png"/>
  <manifest:file-entry manifest:full-path="Pictures/200000010000012D0000015B2BE8FBA4.svm" manifest:media-type=""/>
  <manifest:file-entry manifest:full-path="Pictures/20000001000001D10000013EB71C412F.svm" manifest:media-type=""/>
  <manifest:file-entry manifest:full-path="Pictures/20000001000001180000012D67277C1E.svm" manifest:media-type=""/>
  <manifest:file-entry manifest:full-path="Pictures/200000010000010B0000012D7BB71248.svm" manifest:media-type=""/>
  <manifest:file-entry manifest:full-path="Pictures/20000001000001B000000129C1E76D42.svm" manifest:media-type=""/>
  <manifest:file-entry manifest:full-path="Pictures/20000002000003560000020194F46B55.eps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3100000131140D660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A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TexMathsArgs="10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A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A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92cm" svg:height="6.603cm" svg:x="0.523cm" svg:y="0.667cm">
          <draw:image xlink:href="Pictures/20000002000003560000020194F46B55.eps" xlink:type="simple" xlink:show="embed" xlink:actuate="onLoad">
            <text:p/>
          </draw:image>
        </draw:frame>
        <draw:frame draw:style-name="gr2" draw:text-style-name="P1" draw:layer="layout" svg:width="0.49cm" svg:height="0.354cm" svg:x="9.149cm" svg:y="2.944cm">
          <draw:image xlink:href="Pictures/200000010000015F000000FEB392CE23.svm" xlink:type="simple" xlink:show="embed" xlink:actuate="onLoad">
            <text:p/>
          </draw:image>
        </draw:frame>
        <draw:frame draw:style-name="gr2" draw:text-style-name="P1" draw:layer="layout" svg:width="0.49cm" svg:height="0.354cm" svg:x="2.824cm" svg:y="6.393cm">
          <draw:image xlink:href="Pictures/200000010000015F000000FEB392CE23.svm" xlink:type="simple" xlink:show="embed" xlink:actuate="onLoad">
            <text:p/>
          </draw:image>
        </draw:frame>
        <draw:frame draw:style-name="gr2" draw:text-style-name="P1" draw:layer="layout" svg:width="0.49cm" svg:height="0.354cm" svg:x="9.149cm" svg:y="6.403cm">
          <draw:image xlink:href="Pictures/200000010000015F000000FEB392CE23.svm" xlink:type="simple" xlink:show="embed" xlink:actuate="onLoad">
            <text:p/>
          </draw:image>
        </draw:frame>
        <draw:frame draw:style-name="gr3" draw:text-style-name="P1" draw:layer="layout" svg:width="0.365cm" svg:height="0.365cm" svg:x="0.287cm" svg:y="1.25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42cm" svg:height="0.304cm" svg:x="2.904cm" svg:y="2.864cm">
          <draw:image xlink:href="Pictures/200000010000015F000000FEB392CE23.svm" xlink:type="simple" xlink:show="embed" xlink:actuate="onLoad">
            <text:p/>
          </draw:image>
        </draw:frame>
        <draw:frame draw:style-name="gr5" draw:text-style-name="P1" draw:layer="layout" svg:width="0.517cm" svg:height="0.355cm" svg:x="5.224cm" svg:y="1.229cm">
          <draw:image xlink:href="Pictures/20000001000001B000000129C1E76D42.svm" xlink:type="simple" xlink:show="embed" xlink:actuate="onLoad">
            <text:p/>
          </draw:image>
        </draw:frame>
        <draw:frame draw:style-name="gr3" draw:text-style-name="P1" draw:layer="layout" svg:width="0.365cm" svg:height="0.365cm" svg:x="6.628cm" svg:y="1.274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557cm" svg:height="0.38cm" svg:x="9.116cm" svg:y="1.329cm">
          <draw:image xlink:href="Pictures/20000001000001D10000013EB71C412F.svm" xlink:type="simple" xlink:show="embed" xlink:actuate="onLoad">
            <text:p/>
          </draw:image>
        </draw:frame>
        <draw:frame draw:style-name="gr7" draw:text-style-name="P1" draw:layer="layout" svg:width="0.38cm" svg:height="0.365cm" svg:x="12.211cm" svg:y="1.274cm">
          <draw:image xlink:href="Pictures/200000010000013E00000131AF11CB39.svm" xlink:type="simple" xlink:show="embed" xlink:actuate="onLoad">
            <text:p/>
          </draw:image>
        </draw:frame>
        <draw:frame draw:style-name="gr5" draw:text-style-name="P1" draw:layer="layout" svg:width="0.517cm" svg:height="0.355cm" svg:x="11.534cm" svg:y="1.279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19cm" svg:height="0.36cm" svg:x="0.32cm" svg:y="4.802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517cm" svg:height="0.355cm" svg:x="5.183cm" svg:y="4.805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19cm" svg:height="0.36cm" svg:x="6.675cm" svg:y="4.808cm">
          <draw:image xlink:href="Pictures/200000010000010B0000012D7BB71248.svm" xlink:type="simple" xlink:show="embed" xlink:actuate="onLoad">
            <text:p/>
          </draw:image>
        </draw:frame>
        <draw:frame draw:style-name="gr9" draw:text-style-name="P1" draw:layer="layout" svg:width="0.466cm" svg:height="0.37cm" svg:x="9.161cm" svg:y="4.825cm">
          <draw:image xlink:href="Pictures/20000001000001850000013512CF3314.svm" xlink:type="simple" xlink:show="embed" xlink:actuate="onLoad">
            <text:p/>
          </draw:image>
        </draw:frame>
        <draw:frame draw:style-name="gr5" draw:text-style-name="P1" draw:layer="layout" svg:width="0.517cm" svg:height="0.355cm" svg:x="11.534cm" svg:y="4.83cm">
          <draw:image xlink:href="Pictures/20000001000001B000000129C1E76D42.svm" xlink:type="simple" xlink:show="embed" xlink:actuate="onLoad">
            <text:p/>
          </draw:image>
        </draw:frame>
        <draw:line draw:style-name="gr10" draw:text-style-name="P1" draw:layer="layout" svg:x1="8cm" svg:y1="6.864cm" svg:x2="8.405cm" svg:y2="6.864cm">
          <text:p/>
        </draw:line>
        <draw:frame draw:style-name="gr11" draw:text-style-name="P1" draw:layer="layout" svg:width="0.36cm" svg:height="0.415cm" svg:x="8.007cm" svg:y="6.31cm">
          <draw:image xlink:href="Pictures/200000010000012D0000015B2BE8FBA4.svm" xlink:type="simple" xlink:show="embed" xlink:actuate="onLoad">
            <text:p/>
          </draw:image>
        </draw:frame>
        <draw:line draw:style-name="gr10" draw:text-style-name="P1" draw:layer="layout" svg:x1="1.606cm" svg:y1="6.876cm" svg:x2="2.011cm" svg:y2="6.876cm">
          <text:p/>
        </draw:line>
        <draw:frame draw:style-name="gr11" draw:text-style-name="P1" draw:layer="layout" svg:width="0.36cm" svg:height="0.415cm" svg:x="1.618cm" svg:y="6.337cm">
          <draw:image xlink:href="Pictures/200000010000012D0000015B2BE8FBA4.svm" xlink:type="simple" xlink:show="embed" xlink:actuate="onLoad">
            <text:p/>
          </draw:image>
        </draw:frame>
        <draw:frame draw:style-name="gr12" draw:text-style-name="P1" draw:layer="layout" svg:width="0.406cm" svg:height="0.42cm" svg:x="1.707cm" svg:y="2.907cm">
          <draw:image xlink:href="Pictures/20000001000001530000015F4E17BAD0.svm" xlink:type="simple" xlink:show="embed" xlink:actuate="onLoad">
            <text:p/>
          </draw:image>
        </draw:frame>
        <draw:line draw:style-name="gr10" draw:text-style-name="P2" draw:layer="layout" svg:x1="4.168cm" svg:y1="0.87cm" svg:x2="4.798cm" svg:y2="0.87cm">
          <text:p/>
        </draw:line>
        <draw:frame draw:style-name="gr13" draw:text-style-name="P1" draw:layer="layout" svg:width="0.335cm" svg:height="0.36cm" svg:x="4.261cm" svg:y="0.382cm">
          <draw:image xlink:href="Pictures/20000001000001180000012D67277C1E.svm" xlink:type="simple" xlink:show="embed" xlink:actuate="onLoad">
            <text:p/>
          </draw:image>
        </draw:frame>
        <draw:frame draw:style-name="gr14" draw:text-style-name="P1" draw:layer="layout" svg:width="0.329cm" svg:height="0.365cm" svg:x="1.724cm" svg:y="1.341cm">
          <draw:image xlink:href="Pictures/2000000100000113000001311ECC68A8.svm" xlink:type="simple" xlink:show="embed" xlink:actuate="onLoad">
            <text:p/>
          </draw:image>
        </draw:frame>
        <draw:line draw:style-name="gr10" draw:text-style-name="P2" draw:layer="layout" svg:x1="4.037cm" svg:y1="3.287cm" svg:x2="3.685cm" svg:y2="3.287cm">
          <text:p/>
        </draw:line>
        <draw:line draw:style-name="gr10" draw:text-style-name="P2" draw:layer="layout" svg:x1="10.526cm" svg:y1="4.401cm" svg:x2="11.156cm" svg:y2="4.401cm">
          <text:p/>
        </draw:line>
        <draw:frame draw:style-name="gr13" draw:text-style-name="P1" draw:layer="layout" svg:width="0.335cm" svg:height="0.36cm" svg:x="10.589cm" svg:y="3.922cm">
          <draw:image xlink:href="Pictures/20000001000001180000012D67277C1E.svm" xlink:type="simple" xlink:show="embed" xlink:actuate="onLoad">
            <text:p/>
          </draw:image>
        </draw:frame>
        <draw:line draw:style-name="gr10" draw:text-style-name="P2" draw:layer="layout" svg:x1="10.369cm" svg:y1="6.827cm" svg:x2="10.017cm" svg:y2="6.827cm">
          <text:p/>
        </draw:line>
        <draw:line draw:style-name="gr10" draw:text-style-name="P1" draw:layer="layout" svg:x1="7.988cm" svg:y1="4.4cm" svg:x2="8.393cm" svg:y2="4.4cm">
          <text:p/>
        </draw:line>
        <draw:frame draw:style-name="gr15" draw:text-style-name="P1" draw:layer="layout" svg:width="0.283cm" svg:height="0.36cm" svg:x="8.038cm" svg:y="3.884cm">
          <draw:image xlink:href="Pictures/20000001000000ED0000012D6BFEBBCE.svm" xlink:type="simple" xlink:show="embed" xlink:actuate="onLoad">
            <text:p/>
          </draw:image>
        </draw:frame>
        <draw:frame draw:style-name="gr1" draw:text-style-name="P1" draw:layer="layout" svg:width="0.236cm" svg:height="0.3cm" svg:x="9.807cm" svg:y="11.279cm">
          <draw:image xlink:href="Pictures/100002010000003800000047C56AA3D8.png" xlink:type="simple" xlink:show="embed" xlink:actuate="onLoad">
            <text:p/>
          </draw:image>
        </draw:frame>
        <draw:line draw:style-name="gr10" draw:text-style-name="P1" draw:layer="layout" svg:x1="1.62cm" svg:y1="4.466cm" svg:x2="2.025cm" svg:y2="4.466cm">
          <text:p/>
        </draw:line>
        <draw:frame draw:style-name="gr15" draw:text-style-name="P1" draw:layer="layout" svg:width="0.283cm" svg:height="0.36cm" svg:x="1.666cm" svg:y="3.965cm">
          <draw:image xlink:href="Pictures/20000001000000ED0000012D6BFEBBCE.svm" xlink:type="simple" xlink:show="embed" xlink:actuate="onLoad">
            <text:p/>
          </draw:image>
        </draw:frame>
        <draw:frame draw:style-name="gr16" draw:text-style-name="P3" draw:layer="layout" svg:width="0.937cm" svg:height="0.911cm" svg:x="11.595cm" svg:y="2.30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6" draw:text-style-name="P3" draw:layer="layout" svg:width="1.2cm" svg:height="0.911cm" svg:x="11.463cm" svg:y="5.8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16" draw:text-style-name="P3" draw:layer="layout" svg:width="1.2cm" svg:height="0.911cm" svg:x="5.236cm" svg:y="2.307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16" draw:text-style-name="P3" draw:layer="layout" svg:width="1.2cm" svg:height="0.911cm" svg:x="5.236cm" svg:y="5.87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7" draw:text-style-name="P1" draw:layer="layout" svg:width="0.38cm" svg:height="0.365cm" svg:x="5.832cm" svg:y="4.8cm">
          <draw:image xlink:href="Pictures/200000010000013E00000131AF11CB39.svm" xlink:type="simple" xlink:show="embed" xlink:actuate="onLoad">
            <text:p/>
          </draw:image>
        </draw:frame>
        <draw:frame draw:style-name="gr16" draw:text-style-name="P4" draw:layer="layout" svg:width="1.958cm" svg:height="0.696cm" svg:x="8.455cm" svg:y="0.717cm">
          <draw:text-box>
            <text:p><text:span text:style-name="T3">بنیادی ایمپلیفائر</text:span></text:p>
          </draw:text-box>
        </draw:frame>
        <draw:frame draw:style-name="gr16" draw:text-style-name="P4" draw:layer="layout" svg:width="1.378cm" svg:height="0.696cm" svg:x="8.455cm" svg:y="2.283cm">
          <draw:text-box>
            <text:p><text:span text:style-name="T3">واپس کار</text:span></text:p>
          </draw:text-box>
        </draw:frame>
        <draw:frame draw:style-name="gr17" draw:text-style-name="P1" draw:layer="layout" svg:width="0.236cm" svg:height="0.236cm" svg:x="1.77cm" svg:y="1.063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.778cm" svg:y="1.8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1.77cm" svg:y="2.661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.778cm" svg:y="3.398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406cm" svg:height="0.42cm" svg:x="8.068cm" svg:y="2.918cm">
          <draw:image xlink:href="Pictures/20000001000001530000015F4E17BAD0.svm" xlink:type="simple" xlink:show="embed" xlink:actuate="onLoad">
            <text:p/>
          </draw:image>
        </draw:frame>
        <draw:frame draw:style-name="gr14" draw:text-style-name="P1" draw:layer="layout" svg:width="0.329cm" svg:height="0.365cm" svg:x="8.074cm" svg:y="1.352cm">
          <draw:image xlink:href="Pictures/2000000100000113000001311ECC68A8.svm" xlink:type="simple" xlink:show="embed" xlink:actuate="onLoad">
            <text:p/>
          </draw:image>
        </draw:frame>
        <draw:frame draw:style-name="gr17" draw:text-style-name="P1" draw:layer="layout" svg:width="0.236cm" svg:height="0.236cm" svg:x="8.12cm" svg:y="1.074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8.128cm" svg:y="1.811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8.12cm" svg:y="2.672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8.128cm" svg:y="3.409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9.873cm" svg:y="2.496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9.892cm" svg:y="3.454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12.277cm" svg:y="0.942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12.296cm" svg:y="1.812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5.904cm" svg:y="4.503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5.912cm" svg:y="5.373cm">
          <draw:image xlink:href="Pictures/20000001000000DD00000012A856DA5C.svm" xlink:type="simple" xlink:show="embed" xlink:actuate="onLoad">
            <text:p/>
          </draw:image>
        </draw:frame>
        <draw:frame draw:style-name="gr17" draw:text-style-name="P1" draw:layer="layout" svg:width="0.236cm" svg:height="0.236cm" svg:x="3.49cm" svg:y="6.037cm">
          <draw:image xlink:href="Pictures/20000001000000ED000000EDF78F3513.svm" xlink:type="simple" xlink:show="embed" xlink:actuate="onLoad">
            <text:p/>
          </draw:image>
        </draw:frame>
        <draw:frame draw:style-name="gr18" draw:text-style-name="P1" draw:layer="layout" svg:width="0.22cm" svg:height="0.017cm" svg:x="3.498cm" svg:y="6.951cm">
          <draw:image xlink:href="Pictures/20000001000000DD00000012A856DA5C.svm" xlink:type="simple" xlink:show="embed" xlink:actuate="onLoad">
            <text:p/>
          </draw:image>
        </draw:frame>
        <draw:frame draw:style-name="gr19" draw:text-style-name="P1" draw:layer="layout" svg:width="0.552cm" svg:height="0.374cm" svg:x="2.779cm" svg:y="1.288cm">
          <draw:image xlink:href="Pictures/20000001000001CD0000013910D07345.svm" xlink:type="simple" xlink:show="embed" xlink:actuate="onLoad">
            <text:p/>
          </draw:image>
        </draw:frame>
        <draw:frame draw:style-name="gr20" draw:text-style-name="P1" draw:layer="layout" svg:width="0.557cm" svg:height="0.374cm" svg:x="2.704cm" svg:y="4.805cm">
          <draw:image xlink:href="Pictures/20000001000001D100000139610F6E3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10-04T16:58:13</dc:date>
    <dc:creator>kkk </dc:creator>
    <meta:editing-duration>P1DT16H53M54S</meta:editing-duration>
    <meta:editing-cycles>196</meta:editing-cycles>
    <meta:generator>LibreOffice/3.3$Linux LibreOffice_project/330m19$Build-401</meta:generator>
    <meta:document-statistic meta:object-count="60"/>
  </office:meta>
</office:document-meta>
</file>